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4" style:family="graphic" style:parent-style-name="standard">
      <style:graphic-properties draw:fill="solid" draw:fill-color="#c5000b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fill="none" draw:fill-color="#c5000b" draw:textarea-vertical-align="middle"/>
    </style:style>
    <style:style style:name="gr6" style:family="graphic" style:parent-style-name="objectwithoutfill">
      <style:graphic-properties draw:marker-end="Arrow" draw:marker-end-width="0.3cm" draw:fill="none" draw:fill-color="#c5000b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text-properties fo:font-family="Symbol" style:font-pitch="variable" style:font-charset="x-symbol" fo:font-size="22pt" style:font-size-asian="22pt" style:font-size-complex="22pt"/>
    </style:style>
    <style:style style:name="P4" style:family="paragraph">
      <style:text-properties fo:font-family="Symbol" style:font-pitch="variable" style:font-charset="x-symbol" fo:font-size="22pt" fo:font-style="italic" style:font-size-asian="22pt" style:font-style-asian="italic" style:font-size-complex="22pt" style:font-style-complex="italic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family="Symbol" style:font-style-name="Regular" style:font-charset="x-symbol" fo:font-size="22pt" fo:font-style="italic" style:font-family-asian="Symbol" style:font-style-name-asian="Regular" style:font-charset-asian="x-symbol" style:font-size-asian="22pt" style:font-style-asian="italic" style:font-family-complex="Symbol" style:font-style-name-complex="Regular" style:font-charset-complex="x-symbol" style:font-size-complex="2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path draw:style-name="gr1" draw:text-style-name="P1" draw:layer="layout" svg:width="15.18cm" svg:height="7.781cm" svg:x="2.329cm" svg:y="5.445cm" svg:viewBox="0 0 15181 7782" svg:d="M0 6430c76-412 296-782 572-1075 290-308 611-586 903-890 239-248 582-413 933-369 354 44 686 229 903 523 236 318 506 609 752 920 243 306 401 703 722 922 253 171 593 186 904 153 384-40 592-417 691-736 117-374-351-789-30-1137 240-260 483-563 512-952 25-330 456-1603 826-1630 333-24 202-184 508-254 290-66 1164-246 1397 0 236 249 491 1175 762 1397 326 267 77 829 254 1143 173 304-47 711 127 1016 171 301 37 705 219 1000 212 343 519 617 782 921 223 257 564 416 904 399 400-20 663-390 843-706 172-303 234-659 361-982 116-299 152-613 210-922 63-330 81-657 151-983 90-424 98-863 180-1290 68-354 63-720 121-1075 51-310 86-631 211-920 138-321 63-857 463-903">
          <text:p/>
        </draw:path>
        <draw:line draw:style-name="gr2" draw:text-style-name="P1" draw:layer="layout" svg:x1="2.143cm" svg:y1="14.716cm" svg:x2="19.288cm" svg:y2="14.716cm">
          <text:p/>
        </draw:line>
        <draw:line draw:style-name="gr2" draw:text-style-name="P1" draw:layer="layout" svg:x1="2.143cm" svg:y1="14.716cm" svg:x2="2.27cm" svg:y2="4.048cm">
          <text:p/>
        </draw:line>
        <draw:custom-shape draw:style-name="gr3" draw:text-style-name="P1" draw:layer="layout" svg:width="0.381cm" svg:height="0.381cm" svg:x="6.969cm" svg:y="11.033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0.381cm" svg:x="5.953cm" svg:y="8.874cm">
          <text:p/>
          <draw:enhanced-geometry svg:viewBox="0 0 21600 21600" draw:glue-points="10800 0 0 10800 10800 21600 21600 10800" draw:path-stretchpoint-x="10800" draw:path-stretchpoint-y="10800" draw:text-areas="?f12 ?f13 ?f14 ?f15" draw:mirror-horizontal="false" draw:mirror-vertical="false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0.381cm" svg:height="0.381cm" svg:x="7.731cm" svg:y="10.144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35cm" svg:height="0.508cm" svg:x="6.842cm" svg:y="10.27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635cm" svg:height="0.508cm" svg:x="5.572cm" svg:y="9.50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635cm" svg:height="0.508cm" svg:x="6.842cm" svg:y="10.272cm">
          <text:p/>
          <draw:enhanced-geometry svg:viewBox="0 0 21600 21600" draw:text-areas="?f4 ?f4 ?f3 ?f3" draw:type="star4" draw:modifiers="108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4" draw:text-style-name="P1" draw:layer="layout" svg:width="0.635cm" svg:height="0.508cm" svg:x="7.477cm" svg:y="8.874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style-name="gr3" draw:text-style-name="P1" draw:layer="layout" svg:width="0.381cm" svg:height="0.381cm" svg:x="4.683cm" svg:y="7.604cm">
          <text:p/>
          <draw:enhanced-geometry svg:viewBox="0 0 21600 21600" draw:glue-points="10800 0 0 10800 10800 21600 21600 10800" draw:path-stretchpoint-x="10800" draw:path-stretchpoint-y="10800" draw:text-areas="?f12 ?f13 ?f14 ?f15" draw:mirror-horizontal="false" draw:mirror-vertical="false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0.635cm" svg:height="0.508cm" svg:x="6.334cm" svg:y="8.49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2" draw:text-style-name="P1" draw:layer="layout" svg:x1="4.937cm" svg:y1="7.858cm" svg:x2="6.207cm" svg:y2="9.128cm">
          <text:p/>
        </draw:line>
        <draw:line draw:style-name="gr2" draw:text-style-name="P1" draw:layer="layout" svg:x1="6.207cm" svg:y1="9.128cm" svg:x2="7.223cm" svg:y2="11.287cm">
          <text:p/>
        </draw:line>
        <draw:line draw:style-name="gr2" draw:text-style-name="P1" draw:layer="layout" svg:x1="7.223cm" svg:y1="11.287cm" svg:x2="7.985cm" svg:y2="10.398cm">
          <text:p/>
        </draw:line>
        <draw:custom-shape draw:style-name="gr3" draw:text-style-name="P1" draw:layer="layout" svg:width="0.254cm" svg:height="0.381cm" svg:x="6.337cm" svg:y="10.721cm">
          <text:p/>
          <draw:enhanced-geometry svg:viewBox="0 0 21600 21600" draw:glue-points="10800 0 0 10800 10800 21600 21600 10800" draw:path-stretchpoint-x="10800" draw:path-stretchpoint-y="10800" draw:text-areas="?f12 ?f13 ?f14 ?f15" draw:type="mso-spt21" draw:modifiers="3600" draw:enhanced-path="M ?f0 0 Y 0 ?f1 L 0 ?f2 X ?f0 21600 L ?f3 21600 Y 21600 ?f2 L 21600 ?f1 X ?f3 0 Z N">
            <draw:equation draw:name="f0" draw:formula="left+$0 "/>
            <draw:equation draw:name="f1" draw:formula="top+$0 "/>
            <draw:equation draw:name="f2" draw:formula="bottom-$0 "/>
            <draw:equation draw:name="f3" draw:formula="right-$0 "/>
            <draw:equation draw:name="f4" draw:formula="-(sin(45*(pi/180))*($0 -10800)-cos(45*(pi/180))*(0-10800))+10800"/>
            <draw:equation draw:name="f5" draw:formula="?f4 -10800"/>
            <draw:equation draw:name="f6" draw:formula="-$0 "/>
            <draw:equation draw:name="f7" draw:formula="?f6 -?f5 "/>
            <draw:equation draw:name="f8" draw:formula="left-?f7 "/>
            <draw:equation draw:name="f9" draw:formula="top-?f7 "/>
            <draw:equation draw:name="f10" draw:formula="right+?f7 "/>
            <draw:equation draw:name="f11" draw:formula="bottom+?f7 "/>
            <draw:equation draw:name="f12" draw:formula="left-?f5 "/>
            <draw:equation draw:name="f13" draw:formula="top-?f5 "/>
            <draw:equation draw:name="f14" draw:formula="right+?f5 "/>
            <draw:equation draw:name="f15" draw:formula="bottom+?f5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1" draw:layer="layout" svg:x1="7.858cm" svg:y1="10.398cm" svg:x2="6.588cm" svg:y2="10.906cm">
          <text:p/>
        </draw:line>
        <draw:line draw:style-name="gr5" draw:text-style-name="P1" draw:layer="layout" svg:x1="6.588cm" svg:y1="8.747cm" svg:x2="5.953cm" svg:y2="9.636cm">
          <text:p/>
        </draw:line>
        <draw:line draw:style-name="gr5" draw:text-style-name="P1" draw:layer="layout" svg:x1="5.826cm" svg:y1="9.763cm" svg:x2="7.096cm" svg:y2="10.525cm">
          <text:p/>
        </draw:line>
        <draw:line draw:style-name="gr5" draw:text-style-name="P1" draw:layer="layout" svg:x1="7.731cm" svg:y1="9.128cm" svg:x2="7.223cm" svg:y2="10.525cm">
          <text:p/>
        </draw:line>
        <draw:line draw:style-name="gr5" draw:text-style-name="P1" draw:layer="layout" svg:x1="7.731cm" svg:y1="9.128cm" svg:x2="6.588cm" svg:y2="8.747cm">
          <text:p/>
        </draw:line>
        <draw:line draw:style-name="gr5" draw:text-style-name="P1" draw:layer="layout" svg:x1="5.953cm" svg:y1="9.763cm" svg:x2="7.731cm" svg:y2="9.128cm">
          <text:p/>
        </draw:line>
        <draw:custom-shape draw:style-name="gr4" draw:text-style-name="P1" draw:layer="layout" svg:width="0.635cm" svg:height="0.508cm" svg:x="6.349cm" svg:y="9.672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style-name="gr6" draw:text-style-name="P1" draw:layer="layout" svg:x1="6.588cm" svg:y1="8.747cm" svg:x2="7.223cm" svg:y2="10.525cm">
          <text:p/>
        </draw:line>
        <draw:line draw:style-name="gr6" draw:text-style-name="P1" draw:layer="layout" svg:x1="5.953cm" svg:y1="9.763cm" svg:x2="6.715cm" svg:y2="10.017cm">
          <text:p/>
        </draw:line>
        <draw:frame draw:style-name="gr7" draw:text-style-name="P2" draw:layer="layout" svg:width="0.934cm" svg:height="1.119cm" svg:x="17.51cm" svg:y="14.97cm">
          <draw:text-box>
            <text:p text:style-name="P2"><text:span text:style-name="T1">p</text:span></text:p>
          </draw:text-box>
        </draw:frame>
        <draw:frame draw:style-name="gr7" draw:text-style-name="P4" draw:layer="layout" svg:width="0.93cm" svg:height="1.03cm" svg:x="2.778cm" svg:y="4.683cm">
          <draw:text-box>
            <text:p text:style-name="P3"><text:span text:style-name="T2">ρ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hao </meta:initial-creator>
    <meta:creation-date>2018-10-02T11:44:40</meta:creation-date>
    <dc:date>2018-10-02T12:33:41</dc:date>
    <dc:creator>Thao </dc:creator>
    <meta:editing-duration>PT16M31S</meta:editing-duration>
    <meta:editing-cycles>1</meta:editing-cycles>
    <meta:document-statistic meta:object-count="27"/>
    <meta:generator>OpenOffice/4.1.4$Unix OpenOffice.org_project/414m5$Build-9788</meta:generator>
  </office:meta>
</office:document-meta>
</file>